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ando, configurando e administrando o Postgres</text:h>
      <text:section text:style-name="Sect1" text:name="gad336">
        <text:p text:style-name="Text_20_body"><text:bookmark text:name="aswift_2_expand"/><text:bookmark text:name="aswift_2_anchor"/><text:line-break/><text:line-break/><text:bookmark text:name="aswift_3_expand"/><text:bookmark text:name="aswift_3_anchor"/></text:p>
      </text:section>
      <text:p text:style-name="Text_20_body">O <text:span text:style-name="T1">PostgreSQL</text:span> é um poderoso SGDB muito difundido no mundo livre e usando em aplicações que precisam de um bom desempenho. <text:line-break/><text:line-break/>O PostgreSQL possui pacote *.tgz para o <text:span text:style-name="T1">Slackware</text:span> que facilita sua instalação. Você pode baixar o pacote de instalação no site <text:a xlink:type="simple" xlink:href="http://www.linuxpackages.net/" office:target-frame-name="_blank" xlink:show="new">www.linuxpackages.net</text:a>, que só tem pacotes para Slackware. <text:line-break/><text:line-break/>Feito isso, vamos aos passos para sua instalação, configuração e administração. <text:line-break/><text:line-break/>Passo 1: Instalação do pacote. <text:line-break/><text:line-break/><text:span text:style-name="T2"># installpkg postgres*.tgz</text:span> <text:line-break/><text:line-break/>Passo 2: Criar um grupo no sistema. <text:line-break/><text:line-break/><text:span text:style-name="T2"># groupadd postgres</text:span> <text:line-break/><text:line-break/>Passo 3: Criar um usuário no sistema. <text:line-break/><text:line-break/><text:span text:style-name="T2"># useradd -g postgres -s /bin/bash -d /var/lib/pgsql postgres</text:span> <text:line-break/><text:line-break/>Passo 4: Criar o local onde reside a estrutura do banco. <text:line-break/><text:line-break/><text:span text:style-name="T2"># mkdir -p /var/lib/pgsql/data</text:span> <text:line-break/><text:line-break/>Passo 5: Mudar a permissão <text:line-break/><text:line-break/><text:span text:style-name="T2"># chown -R postgres:postgres /var/lib/pgsql</text:span> <text:line-break/><text:line-break/>Passo 6: Logar como superusuário. <text:line-break/><text:line-break/><text:span text:style-name="T2"># su postgres</text:span> <text:line-break/><text:line-break/>Passo 7: Iniciando a base de dados. <text:line-break/><text:line-break/><text:span text:style-name="T2">$ initdb -D /var/lib/pgsql/data</text:span> <text:line-break/><text:line-break/>Passo 8: Iniciar o servidor. <text:line-break/><text:line-break/><text:span text:style-name="T2">$ postmaster -i -D /var/lib/pgsql/data &gt; logfile 2&gt;&amp;1 &amp;</text:span> <text:line-break/><text:line-break/>ou <text:line-break/><text:line-break/><text:span text:style-name="T2"># /etc/rc.d/rc.postgres start</text:span> <text:line-break/><text:line-break/><text:soft-page-break/>Passo 9: Criando um base de dados (Data Bases) <text:line-break/><text:line-break/><text:span text:style-name="T2">$ createdb postgres</text:span> <text:line-break/><text:line-break/>Passo 10: Acessando a base de dados. <text:line-break/><text:line-break/><text:span text:style-name="T2">$ psql postgres</text:span> <text:line-break/><text:line-break/>Pronto... Agora para criar as tabelas e inserir dados nelas é só usar os comandos SQL. <text:line-break/><text:line-break/>OBS: Para ter acesso você deve logar como superusuário para o usuário postgres. <text:line-break/><text:line-break/>O Postgres por padrão acessa as bases de dados sem senha, para fazer acesso com senha e melhorar a segurança do dados entre no arquivo <text:span text:style-name="T1">pg_hba.conf</text:span>. <text:line-break/><text:line-break/><text:span text:style-name="T2">$ psql postgres</text:span><text:line-break/>postgres=# <text:span text:style-name="T2">alter user postgres with encrypted password 'sua-senha';</text:span><text:line-break/>ALTER USER -&gt; RESPOSTA. <text:line-break/><text:line-break/><text:span text:style-name="T2">$ vim /var/lib/pgsql/data/pg_hda.conf</text:span> <text:line-break/><text:line-break/>Localize mas ultimas linhas a palavra TRUST e mude para md5. <text:line-break/><text:line-break/>Agora pare o servidor: <text:line-break/><text:line-break/><text:span text:style-name="T2">$ pg_ctl stop -D /var/lib/pgsql/data/ -s -m fast</text:span> <text:line-break/><text:line-break/>ou <text:line-break/><text:line-break/><text:span text:style-name="T2"># /etc/rc.d/rc.postgres stop</text:span> <text:line-break/><text:line-break/>Agora inicie o servidor: <text:line-break/><text:line-break/><text:span text:style-name="T2">$ postmaster -i -D /var/lib/pgsql/data &gt; logfile 2&gt;&amp;1 &amp;</text:span> <text:line-break/><text:line-break/>ou <text:line-break/><text:line-break/><text:span text:style-name="T2"># /etc/rc.d/rc.postgres start</text:span> <text:line-break/><text:line-break/>Pronto, agora só com senha o usuário consegue acessar a base de dados. </text:p>
      <text:h text:style-name="Heading_20_1" text:outline-level="1">Acesso remoto</text:h>
      <text:p text:style-name="Text_20_body">A porta para acesso remoto do Postgres é a: 5432 <text:line-break/><text:line-break/>Para configurar o acesso remoto entre no arquivo: <text:span text:style-name="T1">postgresql.conf</text:span> <text:line-break/><text:line-break/><text:span text:style-name="T2">$ vim /var/lib/pgsql/data/postgresql.conf</text:span> <text:line-break/><text:line-break/>Localize a linha: <text:line-break/><text:line-break/>#listen_addresses = '*' -&gt; para aceitar qualquer IP ou HOST do seu servidor <text:line-break/><text:soft-page-break/><text:line-break/>#port = 5432 -&gt; desmarque <text:line-break/><text:line-break/>Depois entre no arquivo: <text:span text:style-name="T1">pg_hda.conf</text:span> <text:line-break/><text:line-break/>Este arquivo controla quais host tem permissão de conexão, como os clientes se autenticam, quais usuários do PostgreSQL tem acesso e que banco de dados eles podem acessar. <text:line-break/><text:line-break/>local DATABASE USER METHOD [OPTION]<text:line-break/>host DATABASE USER CIDR-ADDRESS METHOD [OPTION]<text:line-break/>hostss1 DATABASE USER CIDR-ADDRESS METHOD [OPTION]<text:line-break/>hostnoss1 DATABASE USER CIDR-ADDRESS METHOD [OPTION] <text:line-break/><text:line-break/>Sendo: </text:p>
      <text:list xml:id="list7250002234949973309" text:style-name="L1">
        <text:list-item>
          <text:p text:style-name="P3">tipo de conexão (local ou host) </text:p>
        </text:list-item>
        <text:list-item>
          <text:p text:style-name="P3">banco de dados (all=todos) </text:p>
        </text:list-item>
        <text:list-item>
          <text:p text:style-name="P3">usuários (all=todos) </text:p>
        </text:list-item>
        <text:list-item>
          <text:p text:style-name="P3">IP e mascara (padrão CIDR) </text:p>
        </text:list-item>
        <text:list-item>
          <text:p text:style-name="P1">método (reject,trust,password,md5,ident same user) </text:p>
        </text:list-item>
      </text:list>
      <text:p text:style-name="Text_20_body"><text:line-break/>Exemplo 01: Acessa a base de dados sem senha: </text:p>
      <text:p text:style-name="P2">host base_de_dados all 192.168.1.1/32 TRUST </text:p>
      <text:p text:style-name="Text_20_body"><text:line-break/>Exemplo 02: Acessa a base de dados com senha: </text:p>
      <text:p text:style-name="P2">host base_de_dados all 192.168.1.1/32 md5<text:line-break/>host all all IP_do_Client/32 md5 </text:p>
      <text:p text:style-name="Text_20_body"><text:line-break/>Exemplo 03: Restringe acesso externo para o usuário postgres: </text:p>
      <text:p text:style-name="P2">local all postgres ident sameuser </text:p>
      <text:p text:style-name="P2"><text:line-break/>Para fazer conexão: <text:line-break/><text:line-break/><text:span text:style-name="T2"># psql -h 192.168.1.1 database usuário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0:26:08.782117867</meta:creation-date>
    <dc:date>2016-04-22T10:27:40.336393491</dc:date>
    <meta:editing-duration>P0D</meta:editing-duration>
    <meta:editing-cycles>1</meta:editing-cycles>
    <meta:document-statistic meta:table-count="0" meta:image-count="0" meta:object-count="0" meta:page-count="3" meta:paragraph-count="17" meta:word-count="498" meta:character-count="3301" meta:non-whitespace-character-count="2707"/>
    <meta:generator>LibreOffice/4.1.4.2$Linux_X86_64 LibreOffice_project/410$Build-2</meta:generator>
  </office:meta>
</office:document-meta>
</file>